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2530000014A0000014AB7F8D29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RTitr" svg:font-family="IRTit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"/>
  </office:font-face-decls>
  <office:automatic-styles>
    <style:style style:name="P1" style:family="paragraph" style:parent-style-name="Standard">
      <style:text-properties style:use-window-font-color="true" loext:opacity="0%" officeooo:rsid="002b1c4a" officeooo:paragraph-rsid="002b1c4a" fo:background-color="#ffff00"/>
    </style:style>
    <style:style style:name="P2" style:family="paragraph" style:parent-style-name="Standard" style:list-style-name="L1">
      <style:text-properties style:use-window-font-color="true" loext:opacity="0%" officeooo:rsid="001eb14f" officeooo:paragraph-rsid="002b1c4a"/>
    </style:style>
    <style:style style:name="P3" style:family="paragraph" style:parent-style-name="Standard">
      <style:text-properties fo:font-style="normal" officeooo:rsid="001380dc" officeooo:paragraph-rsid="001380dc" fo:background-color="#ffff00" style:font-style-asian="normal" style:font-style-complex="normal"/>
    </style:style>
    <style:style style:name="P4" style:family="paragraph" style:parent-style-name="Standard">
      <style:text-properties fo:font-style="normal" officeooo:rsid="001eb14f" officeooo:paragraph-rsid="001eb14f" fo:background-color="transparent" style:font-style-asian="normal" style:font-style-complex="normal"/>
    </style:style>
    <style:style style:name="P5" style:family="paragraph" style:parent-style-name="Standard">
      <style:text-properties officeooo:rsid="001380dc" officeooo:paragraph-rsid="001380dc" fo:background-color="#ffff00"/>
    </style:style>
    <style:style style:name="P6" style:family="paragraph" style:parent-style-name="Standard" style:list-style-name="L2">
      <style:text-properties officeooo:rsid="001eb14f" officeooo:paragraph-rsid="001eb14f"/>
    </style:style>
    <style:style style:name="P7" style:family="paragraph" style:parent-style-name="Standard">
      <style:text-properties officeooo:rsid="00363093" officeooo:paragraph-rsid="00363093" fo:background-color="#ffff00"/>
    </style:style>
    <style:style style:name="P8" style:family="paragraph" style:parent-style-name="Standard" style:list-style-name="L3">
      <style:text-properties officeooo:rsid="00363093" officeooo:paragraph-rsid="004259e9"/>
    </style:style>
    <style:style style:name="P9" style:family="paragraph" style:parent-style-name="Standard" style:list-style-name="L3">
      <style:text-properties officeooo:rsid="003e751c" officeooo:paragraph-rsid="003e751c"/>
    </style:style>
    <style:style style:name="P10" style:family="paragraph" style:parent-style-name="Standard" style:list-style-name="L3">
      <style:text-properties officeooo:rsid="003d320a" officeooo:paragraph-rsid="004259e9"/>
    </style:style>
    <style:style style:name="P11" style:family="paragraph" style:parent-style-name="Standard">
      <style:text-properties officeooo:rsid="0020aed9" officeooo:paragraph-rsid="0020aed9"/>
    </style:style>
    <style:style style:name="P12" style:family="paragraph" style:parent-style-name="Standard" style:list-style-name="L4">
      <style:text-properties officeooo:paragraph-rsid="0030b3ec"/>
    </style:style>
    <style:style style:name="P13" style:family="paragraph" style:parent-style-name="Standard">
      <style:text-properties officeooo:rsid="0020aed9" officeooo:paragraph-rsid="0020aed9" fo:background-color="#ffff00"/>
    </style:style>
    <style:style style:name="P14" style:family="paragraph" style:parent-style-name="Standard">
      <style:text-properties officeooo:rsid="000510e1" officeooo:paragraph-rsid="000510e1"/>
    </style:style>
    <style:style style:name="P15" style:family="paragraph" style:parent-style-name="Standard">
      <style:text-properties officeooo:rsid="00402ae7" officeooo:paragraph-rsid="00402ae7" fo:background-color="#ffff00"/>
    </style:style>
    <style:style style:name="P16" style:family="paragraph" style:parent-style-name="Standard" style:list-style-name="L5">
      <style:text-properties officeooo:rsid="00402ae7" officeooo:paragraph-rsid="00402ae7"/>
    </style:style>
    <style:style style:name="P17" style:family="paragraph" style:parent-style-name="Standard">
      <style:text-properties officeooo:rsid="00157d80" officeooo:paragraph-rsid="00157d80" fo:background-color="#ffff00"/>
    </style:style>
    <style:style style:name="P18" style:family="paragraph" style:parent-style-name="Standard" style:list-style-name="L6">
      <style:text-properties officeooo:rsid="000782d0" officeooo:paragraph-rsid="0007027d"/>
    </style:style>
    <style:style style:name="P19" style:family="paragraph" style:parent-style-name="Standard" style:list-style-name="L6">
      <style:text-properties officeooo:rsid="0007027d" officeooo:paragraph-rsid="0007027d"/>
    </style:style>
    <style:style style:name="P20" style:family="paragraph" style:parent-style-name="Standard" style:list-style-name="L6">
      <style:text-properties officeooo:rsid="000acef9" officeooo:paragraph-rsid="000acef9"/>
    </style:style>
    <style:style style:name="P21" style:family="paragraph" style:parent-style-name="Standard" style:list-style-name="L6">
      <style:text-properties officeooo:rsid="000c263e" officeooo:paragraph-rsid="000c263e"/>
    </style:style>
    <style:style style:name="P22" style:family="paragraph" style:parent-style-name="Standard" style:list-style-name="L6">
      <style:text-properties officeooo:rsid="000d7b7c" officeooo:paragraph-rsid="0008cf13"/>
    </style:style>
    <style:style style:name="P23" style:family="paragraph" style:parent-style-name="Standard" style:list-style-name="L6">
      <style:text-properties officeooo:rsid="000d7b7c" officeooo:paragraph-rsid="000d7b7c"/>
    </style:style>
    <style:style style:name="P24" style:family="paragraph" style:parent-style-name="Standard">
      <style:text-properties officeooo:rsid="0011c4f9" officeooo:paragraph-rsid="0011c4f9" fo:background-color="#ffff00"/>
    </style:style>
    <style:style style:name="P25" style:family="paragraph" style:parent-style-name="Standard" style:list-style-name="L7">
      <style:text-properties officeooo:rsid="001054b1" officeooo:paragraph-rsid="001054b1"/>
    </style:style>
    <style:style style:name="P26" style:family="paragraph" style:parent-style-name="Standard" style:list-style-name="L7">
      <style:text-properties officeooo:rsid="00238bc5" officeooo:paragraph-rsid="00238bc5"/>
    </style:style>
    <style:style style:name="P27" style:family="paragraph" style:parent-style-name="Standard">
      <style:text-properties officeooo:rsid="001956ab" officeooo:paragraph-rsid="001956ab" fo:background-color="#ffff00"/>
    </style:style>
    <style:style style:name="P28" style:family="paragraph" style:parent-style-name="Standard" style:list-style-name="L8">
      <style:text-properties officeooo:rsid="001956ab" officeooo:paragraph-rsid="001b3861"/>
    </style:style>
    <style:style style:name="P29" style:family="paragraph" style:parent-style-name="Standard" style:list-style-name="L8">
      <style:text-properties officeooo:paragraph-rsid="001b3861"/>
    </style:style>
    <style:style style:name="P30" style:family="paragraph" style:parent-style-name="Standard">
      <style:text-properties officeooo:rsid="002450d2" officeooo:paragraph-rsid="002450d2"/>
    </style:style>
    <style:style style:name="P31" style:family="paragraph" style:parent-style-name="Standard">
      <style:text-properties officeooo:rsid="0024d067" officeooo:paragraph-rsid="0024d067" fo:background-color="#ffff00"/>
    </style:style>
    <style:style style:name="P32" style:family="paragraph" style:parent-style-name="Standard" style:list-style-name="L9">
      <style:text-properties officeooo:paragraph-rsid="0024d067"/>
    </style:style>
    <style:style style:name="P33" style:family="paragraph" style:parent-style-name="Standard">
      <style:text-properties officeooo:rsid="0024d067" officeooo:paragraph-rsid="0024d067"/>
    </style:style>
    <style:style style:name="P34" style:family="paragraph" style:parent-style-name="Standard">
      <style:text-properties officeooo:rsid="001956ab" officeooo:paragraph-rsid="001956ab"/>
    </style:style>
    <style:style style:name="T1" style:family="text">
      <style:text-properties officeooo:rsid="002d14da"/>
    </style:style>
    <style:style style:name="T2" style:family="text">
      <style:text-properties officeooo:rsid="0041865d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41865d" fo:background-color="transparent" loext:char-shading-value="0"/>
    </style:style>
    <style:style style:name="T5" style:family="text">
      <style:text-properties officeooo:rsid="0034c205"/>
    </style:style>
    <style:style style:name="T6" style:family="text">
      <style:text-properties officeooo:rsid="001eb14f"/>
    </style:style>
    <style:style style:name="T7" style:family="text">
      <style:text-properties officeooo:rsid="002b1c4a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f8331" fo:background-color="#ffff00" loext:char-shading-value="0"/>
    </style:style>
    <style:style style:name="T10" style:family="text">
      <style:text-properties officeooo:rsid="000510e1"/>
    </style:style>
    <style:style style:name="T11" style:family="text">
      <style:text-properties officeooo:rsid="002ee198"/>
    </style:style>
    <style:style style:name="T12" style:family="text">
      <style:text-properties officeooo:rsid="002f6a0a"/>
    </style:style>
    <style:style style:name="T13" style:family="text">
      <style:text-properties officeooo:rsid="000acef9"/>
    </style:style>
    <style:style style:name="T14" style:family="text">
      <style:text-properties officeooo:rsid="000c263e"/>
    </style:style>
    <style:style style:name="T15" style:family="text">
      <style:text-properties officeooo:rsid="00238bc5"/>
    </style:style>
    <style:style style:name="T16" style:family="text">
      <style:text-properties officeooo:rsid="00320993"/>
    </style:style>
    <style:style style:name="T17" style:family="text">
      <style:text-properties officeooo:rsid="001bab5c"/>
    </style:style>
    <style:style style:name="T18" style:family="text">
      <style:text-properties officeooo:rsid="001956ab"/>
    </style:style>
    <style:style style:name="T19" style:family="text">
      <style:text-properties officeooo:rsid="0024d067"/>
    </style:style>
    <style:style style:name="T20" style:family="text">
      <style:text-properties style:text-underline-style="solid" style:text-underline-width="auto" style:text-underline-color="font-color" officeooo:rsid="0024d067"/>
    </style:style>
    <style:style style:name="T21" style:family="text">
      <style:text-properties style:text-underline-style="solid" style:text-underline-width="auto" style:text-underline-color="font-color"/>
    </style:style>
    <text:list-style style:name="L1">
      <text:list-level-style-image text:level="1" xlink:href="Pictures/100002530000014A0000014AB7F8D29A.svg" xlink:type="simple" xlink:show="embed" xlink:actuate="onLoad">
        <style:list-level-properties text:list-level-position-and-space-mode="label-alignment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loext:num-list-format=".%2%" style:num-prefix="." style:num-format="Native Numbering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.%3%" style:num-prefix="." style:num-format="Native Numbering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.%4%" style:num-prefix="." style:num-format="Native Numbering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.%5%" style:num-prefix="." style:num-format="Native Numbering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.%6%" style:num-prefix="." style:num-format="Native Numbering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.%7%" style:num-prefix="." style:num-format="Native Numbering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.%8%" style:num-prefix="." style:num-format="Native Numbering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.%9%" style:num-prefix="." style:num-format="Native Numbering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.%10%" style:num-prefix="." style:num-format="Native Numbering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image text:level="1" xlink:href="Pictures/100002530000014A0000014AB7F8D29A.svg" xlink:type="simple" xlink:show="embed" xlink:actuate="onLoad">
        <style:list-level-properties text:list-level-position-and-space-mode="label-alignment" style:vertical-pos="middle" style:vertical-rel="line" fo:width="0.33cm" fo:height="0.33cm">
          <style:list-level-label-alignment text:label-followed-by="space" fo:text-indent="-0.635cm" fo:margin-left="1.27cm"/>
        </style:list-level-properties>
      </text:list-level-style-image>
      <text:list-level-style-number text:level="2" text:style-name="Numbering_20_Symbols" loext:num-list-format=".%2%" style:num-prefix="." style:num-format="Native Numbering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.%3%" style:num-prefix="." style:num-format="Native Numbering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.%4%" style:num-prefix="." style:num-format="Native Numbering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.%5%" style:num-prefix="." style:num-format="Native Numbering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.%6%" style:num-prefix="." style:num-format="Native Numbering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.%7%" style:num-prefix="." style:num-format="Native Numbering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.%8%" style:num-prefix="." style:num-format="Native Numbering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.%9%" style:num-prefix="." style:num-format="Native Numbering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.%10%" style:num-prefix="." style:num-format="Native Numbering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image text:level="1" xlink:href="Pictures/100002530000014A0000014AB7F8D29A.svg" xlink:type="simple" xlink:show="embed" xlink:actuate="onLoad">
        <style:list-level-properties text:list-level-position-and-space-mode="label-alignment" style:vertical-pos="middle" style:vertical-rel="line" fo:width="0.33cm" fo:height="0.33cm">
          <style:list-level-label-alignment text:label-followed-by="space" fo:text-indent="-0.635cm" fo:margin-left="1.27cm"/>
        </style:list-level-properties>
      </text:list-level-style-image>
      <text:list-level-style-number text:level="2" text:style-name="Numbering_20_Symbols" loext:num-list-format=".%2%" style:num-prefix="." style:num-format="Native Numbering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.%3%" style:num-prefix="." style:num-format="Native Numbering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.%4%" style:num-prefix="." style:num-format="Native Numbering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.%5%" style:num-prefix="." style:num-format="Native Numbering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.%6%" style:num-prefix="." style:num-format="Native Numbering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.%7%" style:num-prefix="." style:num-format="Native Numbering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.%8%" style:num-prefix="." style:num-format="Native Numbering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.%9%" style:num-prefix="." style:num-format="Native Numbering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.%10%" style:num-prefix="." style:num-format="Native Numbering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اصلاح فاصله‌گذاری پیشوند افعال (می<text:span text:style-name="T1">+</text:span>، نمی<text:span text:style-name="T1">+</text:span>)</text:p>
      <text:list text:style-name="L1">
        <text:list-item>
          <text:p text:style-name="P2">می روم<text:span text:style-name="T2">،</text:span> <text:span text:style-name="T2">می شود، می سازد، می خندد </text:span></text:p>
        </text:list-item>
        <text:list-item>
          <text:p text:style-name="P2"><text:span text:style-name="T3">نمی روم</text:span><text:span text:style-name="T4">، نمی شود، نمی سازد، نمی خندد</text:span></text:p>
        </text:list-item>
      </text:list>
      <text:p text:style-name="P3">تبدیل اعداد انگلیسی <text:span text:style-name="T5">و عربی </text:span>به فارس<text:span text:style-name="T6">ی</text:span></text:p>
      <text:p text:style-name="P4">1234567890</text:p>
      <text:p text:style-name="P4">٠١٢٣٤٥٦٧٨٩</text:p>
      <text:p text:style-name="P5">تبدیل حرف یاء عربی و کاف عربی به یاء و کاف فارسی</text:p>
      <text:list text:style-name="L2">
        <text:list-item>
          <text:p text:style-name="P6">ي <text:span text:style-name="T2">عربي </text:span></text:p>
        </text:list-item>
        <text:list-item>
          <text:p text:style-name="P6">ك <text:span text:style-name="T2">عربیك</text:span></text:p>
        </text:list-item>
      </text:list>
      <text:p text:style-name="P7">تبدیل علایم سجاوندی انگلیسی به فارسی</text:p>
      <text:list text:style-name="L3">
        <text:list-item>
          <text:p text:style-name="P8">کامای انگلیسی ,,</text:p>
        </text:list-item>
        <text:list-item>
          <text:p text:style-name="P8">نقطه‌کامای انگلیسی ;;</text:p>
        </text:list-item>
        <text:list-item>
          <text:p text:style-name="P9">علامت سؤال انگلیسی ?</text:p>
        </text:list-item>
        <text:list-item>
          <text:p text:style-name="P8">درصد انگلیسی % %</text:p>
        </text:list-item>
        <text:list-item>
          <text:p text:style-name="P10">دلار انگلیسی $ $</text:p>
        </text:list-item>
      </text:list>
      <text:p text:style-name="P11"><text:span text:style-name="T7">حذف</text:span><text:span text:style-name="T8"> فاصلهٔ </text:span><text:span text:style-name="T9">داخلیِ </text:span><text:span text:style-name="T8">علایم سجاوندی</text:span></text:p>
      <text:list text:style-name="L4">
        <text:list-item>
          <text:p text:style-name="P12"><text:span text:style-name="T10">(</text:span><text:span text:style-name="T11"> </text:span><text:span text:style-name="T10">مثال)</text:span></text:p>
        </text:list-item>
        <text:list-item>
          <text:p text:style-name="P12"><text:span text:style-name="T10">(مثال</text:span><text:span text:style-name="T11"> </text:span><text:span text:style-name="T10">)</text:span></text:p>
        </text:list-item>
        <text:list-item>
          <text:p text:style-name="P12"><text:span text:style-name="T10">(</text:span><text:span text:style-name="T11"> </text:span><text:span text:style-name="T10">مثال</text:span><text:span text:style-name="T11"> </text:span><text:span text:style-name="T10">)</text:span></text:p>
        </text:list-item>
        <text:list-item>
          <text:p text:style-name="P12"><text:span text:style-name="T10">{</text:span><text:span text:style-name="T11"> </text:span><text:span text:style-name="T10">مثال}</text:span></text:p>
        </text:list-item>
        <text:list-item>
          <text:p text:style-name="P12"><text:span text:style-name="T10">{مثال</text:span><text:span text:style-name="T11"> </text:span><text:span text:style-name="T10">}</text:span></text:p>
        </text:list-item>
        <text:list-item>
          <text:p text:style-name="P12"><text:span text:style-name="T10">[</text:span><text:span text:style-name="T11"> </text:span><text:span text:style-name="T10">مثال]</text:span></text:p>
        </text:list-item>
        <text:list-item>
          <text:p text:style-name="P12"><text:span text:style-name="T10">[مثال</text:span><text:span text:style-name="T12"> </text:span><text:span text:style-name="T10">]</text:span></text:p>
        </text:list-item>
        <text:list-item>
          <text:p text:style-name="P12"><text:span text:style-name="T10">[</text:span><text:span text:style-name="T11"> </text:span><text:span text:style-name="T10">مثال</text:span><text:span text:style-name="T11"> </text:span><text:span text:style-name="T10">]</text:span></text:p>
        </text:list-item>
      </text:list>
      <text:p text:style-name="P13">حذف فاصلهٔ اضافهٔ بین کلمات</text:p>
      <text:p text:style-name="P14">فاصله <text:s text:c="9"/>فاصله <text:s text:c="28"/>فاصله</text:p>
      <text:p text:style-name="P15">حذف علایم سجاوندی تکراری</text:p>
      <text:list text:style-name="L5">
        <text:list-item>
          <text:p text:style-name="P16">علامت سؤال تکراری؟؟؟<text:line-break/>علامت تعجب تکراری!!!!</text:p>
        </text:list-item>
      </text:list>
      <text:p text:style-name="P17">اصلاح فاصله‌گذاری افعال پیشوندی</text:p>
      <text:list text:style-name="L6">
        <text:list-item>
          <text:p text:style-name="P18">بر خوردن</text:p>
        </text:list-item>
        <text:list-item>
          <text:p text:style-name="P19">در یافت<text:span text:style-name="T13">ن</text:span></text:p>
        </text:list-item>
        <text:list-item>
          <text:p text:style-name="P20">در می‌یابم</text:p>
        </text:list-item>
        <text:list-item>
          <text:p text:style-name="P19"><text:soft-page-break/>بر گشت<text:span text:style-name="T14">ن</text:span></text:p>
        </text:list-item>
        <text:list-item>
          <text:p text:style-name="P21">بر می‌گردم</text:p>
        </text:list-item>
        <text:list-item>
          <text:p text:style-name="P22">بر خوردن</text:p>
        </text:list-item>
        <text:list-item>
          <text:p text:style-name="P23">بر می‌خورم</text:p>
        </text:list-item>
      </text:list>
      <text:p text:style-name="P24">اصلاح فاصله‌گذاری ضمایر ملکی</text:p>
      <text:list text:style-name="L7">
        <text:list-item>
          <text:p text:style-name="P25">رفت<text:span text:style-name="T15">ه ام</text:span></text:p>
        </text:list-item>
        <text:list-item>
          <text:p text:style-name="P25">رفت<text:span text:style-name="T15">ه ات</text:span></text:p>
        </text:list-item>
        <text:list-item>
          <text:p text:style-name="P26">رفته اش</text:p>
        </text:list-item>
        <text:list-item>
          <text:p text:style-name="P26">رفته ایم</text:p>
        </text:list-item>
        <text:list-item>
          <text:p text:style-name="P26">رفته اید</text:p>
        </text:list-item>
        <text:list-item>
          <text:p text:style-name="P26">رفته اند</text:p>
        </text:list-item>
      </text:list>
      <text:p text:style-name="P27">تبدیل انواع گیومهٔ انگلیسی به فارسی</text:p>
      <text:p text:style-name="P27"/>
      <text:list text:style-name="L8">
        <text:list-item>
          <text:p text:style-name="P28"><text:span text:style-name="T16">نویسهٔ</text:span><text:span text:style-name="T17"> </text:span>"گیومهٔ دوتاییِ ساده" </text:p>
        </text:list-item>
        <text:list-item>
          <text:p text:style-name="P29"><text:span text:style-name="T16">نویسهٔ</text:span><text:span text:style-name="T17"> </text:span><text:span text:style-name="T18">'گیومهٔ تکِ ساده' </text:span></text:p>
        </text:list-item>
        <text:list-item>
          <text:p text:style-name="P28"><text:span text:style-name="T16">نویسهٔ</text:span><text:span text:style-name="T17"> </text:span>“گیومهٔ دوتاییِ منحنی” <text:s/></text:p>
        </text:list-item>
        <text:list-item>
          <text:p text:style-name="P28"><text:span text:style-name="T16">نویسهٔ</text:span><text:span text:style-name="T17"> </text:span>‘گیومهٔ تک منحنی’ </text:p>
        </text:list-item>
      </text:list>
      <text:p text:style-name="P30"><text:span text:style-name="T8">اصلاح سه‌نقطهٔ تعلیق از حالت ساده به حالت استاندارد</text:span><text:line-break/>این …</text:p>
      <text:p text:style-name="P31">تصحیح غلط‌های املایی</text:p>
      <text:list text:style-name="L9">
        <text:list-item>
          <text:p text:style-name="P32"><text:span text:style-name="T19">غل</text:span><text:span text:style-name="T20">ط</text:span><text:span text:style-name="T19">ک</text:span></text:p>
        </text:list-item>
        <text:list-item>
          <text:p text:style-name="P32">یوگ<text:span text:style-name="T21">و</text:span>سلاوی</text:p>
        </text:list-item>
        <text:list-item>
          <text:p text:style-name="P32">یار<text:span text:style-name="T21">و</text:span>غار</text:p>
        </text:list-item>
      </text:list>
      <text:p text:style-name="P33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RTitr" svg:font-family="IRTit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azirmatn" style:font-size-complex="14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azirmatn" style:font-size-complex="14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Titr" style:font-family-complex="IRTitr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azirmatn" style:font-family-complex="Vazirmatn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Vazirmatn" style:font-family-complex="Vazirmat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azirmatn" style:font-family-complex="Vazirmatn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افشین</meta:initial-creator>
    <meta:creation-date>2025-09-13T13:45:06.916653671</meta:creation-date>
    <dc:date>2025-10-19T14:43:09.373821078</dc:date>
    <meta:editing-duration>PT1H44M59S</meta:editing-duration>
    <meta:editing-cycles>61</meta:editing-cycles>
    <meta:generator>LibreOffice/25.8.2.2$Linux_X86_64 LibreOffice_project/580$Build-2</meta:generator>
    <meta:document-statistic meta:table-count="0" meta:image-count="0" meta:object-count="0" meta:page-count="2" meta:paragraph-count="53" meta:word-count="223" meta:character-count="1008" meta:non-whitespace-character-count="832"/>
  </office:meta>
</office:document-meta>
</file>